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6a204" officeooo:paragraph-rsid="0006a204"/>
    </style:style>
    <style:style style:name="P3" style:family="paragraph" style:parent-style-name="Standard">
      <style:text-properties style:font-name="Liberation Sans" fo:font-weight="bold" officeooo:rsid="0006a204" officeooo:paragraph-rsid="0006a204" style:font-weight-asian="bold" style:font-weight-complex="bold"/>
    </style:style>
    <style:style style:name="P4" style:family="paragraph" style:parent-style-name="Standard">
      <style:text-properties style:font-name="Liberation Sans" fo:font-weight="normal" officeooo:rsid="0006a204" officeooo:paragraph-rsid="0006a204" style:font-weight-asian="normal" style:font-weight-complex="normal"/>
    </style:style>
    <style:style style:name="P5" style:family="paragraph" style:parent-style-name="Standard">
      <style:text-properties style:font-name="DejaVu Sans Mono" fo:font-weight="normal" officeooo:rsid="0006a204" officeooo:paragraph-rsid="0006a204" style:font-weight-asian="normal" style:font-weight-complex="normal"/>
    </style:style>
    <style:style style:name="T1" style:family="text">
      <style:text-properties officeooo:rsid="0006a2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a20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luno: </text:span>Donizeti Gonçalves Manço Júnior<text:tab/><text:span text:style-name="T2"><text:tab/>RA: </text:span>N3318G-8</text:p>
      <text:p text:style-name="P1"/>
      <text:p text:style-name="P1"><text:span text:style-name="T2">1)</text:span><text:span text:style-name="T3"> </text:span>A computação gráfica é a área da computação destinada à geração de imagens em geral — em forma de representação de dados e informação, ou em forma de recriação do mundo real</text:p>
      <text:p text:style-name="P1"/>
      <text:p text:style-name="P1"><text:span text:style-name="T2">2)</text:span><text:span text:style-name="T3"> </text:span>Medicina, mapeamento geográfico, animação, cinema, jogos digitais, arquitetura.</text:p>
      <text:p text:style-name="P1"/>
      <text:p text:style-name="P1"><text:span text:style-name="T2">3)</text:span><text:span text:style-name="T3"> </text:span>b) entrada, saída;</text:p>
      <text:p text:style-name="P1"/>
      <text:p text:style-name="P1"><text:span text:style-name="T2">4)</text:span>c) Teclado, Mouse, Joysticks, Mesa Digitalizadora e Tablet;</text:p>
      <text:p text:style-name="P1"/>
      <text:p text:style-name="P1"><text:span text:style-name="T2">5) </text:span>V</text:p>
      <text:p text:style-name="P1"><text:s text:c="3"/><text:span text:style-name="T1"><text:s/></text:span>V</text:p>
      <text:p text:style-name="P1"><text:s text:c="3"/><text:span text:style-name="T1"><text:s/></text:span>V</text:p>
      <text:p text:style-name="P1"><text:s text:c="3"/><text:span text:style-name="T1"><text:s/></text:span>V</text:p>
      <text:p text:style-name="P1"/>
      <text:p text:style-name="P1"><text:span text:style-name="T2">6)</text:span> c) Dispositivos de impressão e Dispositivos de imagens;</text:p>
      <text:p text:style-name="P1"/>
      <text:p text:style-name="P1"><text:span text:style-name="T2">7)</text:span><text:span text:style-name="T1"> </text:span>b) duas pequenas telas;</text:p>
      <text:p text:style-name="P1"/>
      <text:p text:style-name="P1"><text:span text:style-name="T2">8)</text:span> c) uma redução na resolução espacial, ou seja, a quantidade de pixels em x e em y (resolução) da</text:p>
      <text:p text:style-name="P1">imagem original foi sendo reduzida.</text:p>
      <text:p text:style-name="P1"/>
      <text:p text:style-name="P1"/>
      <text:p text:style-name="P3">9) Códigos:</text:p>
      <text:p text:style-name="P3">a)</text:p>
      <text:p text:style-name="P5">import turtle</text:p>
      <text:p text:style-name="P5"/>
      <text:p text:style-name="P5">caneta = turtle.Turtle()</text:p>
      <text:p text:style-name="P5"/>
      <text:p text:style-name="P5">caneta.fillcolor(0,0,1)</text:p>
      <text:p text:style-name="P5">caneta.begin_fill()</text:p>
      <text:p text:style-name="P5">caneta.right(120)</text:p>
      <text:p text:style-name="P5">caneta.forward(100)</text:p>
      <text:p text:style-name="P5">caneta.right(120)</text:p>
      <text:p text:style-name="P5">caneta.forward(100)</text:p>
      <text:p text:style-name="P5">caneta.right(120)</text:p>
      <text:p text:style-name="P5">caneta.forward(100)</text:p>
      <text:p text:style-name="P5">caneta.end_fill()</text:p>
      <text:p text:style-name="P3"/>
      <text:p text:style-name="P3">b)</text:p>
      <text:p text:style-name="P5">import turtle</text:p>
      <text:p text:style-name="P5"/>
      <text:p text:style-name="P5">caneta = turtle.Turtle()</text:p>
      <text:p text:style-name="P5"/>
      <text:p text:style-name="P5">origem = (0,0)</text:p>
      <text:p text:style-name="P5">caneta.up()</text:p>
      <text:p text:style-name="P5">caneta.setpos(origem)</text:p>
      <text:p text:style-name="P5">caneta.down()</text:p>
      <text:p text:style-name="P5">caneta.setheading(360)</text:p>
      <text:p text:style-name="P5"><text:soft-page-break/>caneta.forward(200)</text:p>
      <text:p text:style-name="P5">caneta.up()</text:p>
      <text:p text:style-name="P5">caneta.setpos(origem)</text:p>
      <text:p text:style-name="P5">caneta.down()</text:p>
      <text:p text:style-name="P5">caneta.setheading(180)</text:p>
      <text:p text:style-name="P5">caneta.forward(200)</text:p>
      <text:p text:style-name="P5">caneta.up()</text:p>
      <text:p text:style-name="P5">caneta.setpos(origem)</text:p>
      <text:p text:style-name="P5">caneta.down()</text:p>
      <text:p text:style-name="P5">caneta.setheading(90)</text:p>
      <text:p text:style-name="P5">caneta.forward(200)</text:p>
      <text:p text:style-name="P5">caneta.up()</text:p>
      <text:p text:style-name="P5">caneta.setpos(origem)</text:p>
      <text:p text:style-name="P5">caneta.down()</text:p>
      <text:p text:style-name="P5">caneta.setheading(-90)</text:p>
      <text:p text:style-name="P5">caneta.forward(200)</text:p>
      <text:p text:style-name="P3"/>
      <text:p text:style-name="P3">c)</text:p>
      <text:p text:style-name="P5">import turtle</text:p>
      <text:p text:style-name="P5"/>
      <text:p text:style-name="P5">caneta = turtle.Turtle()</text:p>
      <text:p text:style-name="P5"/>
      <text:p text:style-name="P5">def desenha_cruz():</text:p>
      <text:p text:style-name="P5"><text:s text:c="4"/>origem = (0,0)</text:p>
      <text:p text:style-name="P5"/>
      <text:p text:style-name="P5"><text:s text:c="4"/>caneta.up()</text:p>
      <text:p text:style-name="P5"><text:s text:c="4"/>caneta.setpos(origem)</text:p>
      <text:p text:style-name="P5"><text:s text:c="4"/>caneta.down()</text:p>
      <text:p text:style-name="P5"><text:s text:c="4"/>caneta.setheading(360)</text:p>
      <text:p text:style-name="P5"><text:s text:c="4"/>caneta.forward(200)</text:p>
      <text:p text:style-name="P5"><text:s text:c="4"/>caneta.up()</text:p>
      <text:p text:style-name="P5"><text:s text:c="4"/>caneta.setpos(origem)</text:p>
      <text:p text:style-name="P5"><text:s text:c="4"/>caneta.down()</text:p>
      <text:p text:style-name="P5"><text:s text:c="4"/>caneta.setheading(180)</text:p>
      <text:p text:style-name="P5"><text:s text:c="4"/>caneta.forward(200)</text:p>
      <text:p text:style-name="P5"><text:s text:c="4"/>caneta.up()</text:p>
      <text:p text:style-name="P5"><text:s text:c="4"/>caneta.setpos(origem)</text:p>
      <text:p text:style-name="P5"><text:s text:c="4"/>caneta.down()</text:p>
      <text:p text:style-name="P5"><text:s text:c="4"/>caneta.setheading(90)</text:p>
      <text:p text:style-name="P5"><text:s text:c="4"/>caneta.forward(200)</text:p>
      <text:p text:style-name="P5"><text:s text:c="4"/>caneta.up()</text:p>
      <text:p text:style-name="P5"><text:s text:c="4"/>caneta.setpos(origem)</text:p>
      <text:p text:style-name="P5"><text:s text:c="4"/>caneta.down()</text:p>
      <text:p text:style-name="P5"><text:s text:c="4"/>caneta.setheading(-90)</text:p>
      <text:p text:style-name="P5"><text:s text:c="4"/>caneta.forward(200)</text:p>
      <text:p text:style-name="P5"/>
      <text:p text:style-name="P5"/>
      <text:p text:style-name="P5">caneta.fillcolor("grey")</text:p>
      <text:p text:style-name="P5">caneta.begin_fill()</text:p>
      <text:p text:style-name="P5">caneta.up()</text:p>
      <text:p text:style-name="P5">caneta.setpos(0,0)</text:p>
      <text:p text:style-name="P5">caneta.setpos(200,00)</text:p>
      <text:p text:style-name="P5"><text:soft-page-break/>caneta.down()</text:p>
      <text:p text:style-name="P5">caneta.setpos(0,200)</text:p>
      <text:p text:style-name="P5">caneta.setpos(-200,0)</text:p>
      <text:p text:style-name="P5">caneta.setpos(0,-200)</text:p>
      <text:p text:style-name="P5">caneta.setpos(200,00)</text:p>
      <text:p text:style-name="P5">caneta.end_fill()</text:p>
      <text:p text:style-name="P5">desenha_cruz()</text:p>
      <text:p text:style-name="P4"/>
      <text:p text:style-name="P3">d)</text:p>
      <text:p text:style-name="P5">import turtle</text:p>
      <text:p text:style-name="P5"/>
      <text:p text:style-name="P5">caneta = turtle.Turtle()</text:p>
      <text:p text:style-name="P5"/>
      <text:p text:style-name="P5"/>
      <text:p text:style-name="P5">def quadrado():</text:p>
      <text:p text:style-name="P5"><text:s text:c="4"/>for i in range (4):</text:p>
      <text:p text:style-name="P5"><text:s text:c="8"/>caneta.left(90)</text:p>
      <text:p text:style-name="P5"><text:s text:c="8"/>caneta.forward(100)</text:p>
      <text:p text:style-name="P5"/>
      <text:p text:style-name="P5">caneta.right(20)</text:p>
      <text:p text:style-name="P5">quadrado()</text:p>
      <text:p text:style-name="P5">caneta.right(20)</text:p>
      <text:p text:style-name="P5">quadrado()</text:p>
      <text:p text:style-name="P5">caneta.right(20)</text:p>
      <text:p text:style-name="P5">quadrado()</text:p>
      <text:p text:style-name="P4"/>
      <text:p text:style-name="P3">e)</text:p>
      <text:p text:style-name="P5">import turtle</text:p>
      <text:p text:style-name="P5"/>
      <text:p text:style-name="P5">caneta = turtle.Turtle()</text:p>
      <text:p text:style-name="P5"/>
      <text:p text:style-name="P5">caneta.up()</text:p>
      <text:p text:style-name="P5">caneta.setpos(0,350)</text:p>
      <text:p text:style-name="P5"/>
      <text:p text:style-name="P5">#Quadrado da Cabeça</text:p>
      <text:p text:style-name="P5">caneta.down()</text:p>
      <text:p text:style-name="P5">posicao_inicial = caneta.pos()</text:p>
      <text:p text:style-name="P5">caneta.setheading(0)</text:p>
      <text:p text:style-name="P5">caneta.forward(150)</text:p>
      <text:p text:style-name="P5">caneta.setheading(270)</text:p>
      <text:p text:style-name="P5">caneta.forward(150)</text:p>
      <text:p text:style-name="P5">caneta.setheading(180)</text:p>
      <text:p text:style-name="P5">caneta.forward(150)</text:p>
      <text:p text:style-name="P5">caneta.setheading(90)</text:p>
      <text:p text:style-name="P5">caneta.forward(150)</text:p>
      <text:p text:style-name="P5"/>
      <text:p text:style-name="P5">#Posicionar olho Esquerdo</text:p>
      <text:p text:style-name="P5">caneta.up()</text:p>
      <text:p text:style-name="P5">caneta.setheading(270)</text:p>
      <text:p text:style-name="P5">caneta.forward(65)</text:p>
      <text:p text:style-name="P5">caneta.setheading(0)</text:p>
      <text:p text:style-name="P5">caneta.forward(45)</text:p>
      <text:p text:style-name="P5"><text:soft-page-break/></text:p>
      <text:p text:style-name="P5">#Desenhar olho esquerdo</text:p>
      <text:p text:style-name="P5">caneta.down()</text:p>
      <text:p text:style-name="P5">caneta.circle(15)</text:p>
      <text:p text:style-name="P5"/>
      <text:p text:style-name="P5"/>
      <text:p text:style-name="P5">#Posicionar olho Direito</text:p>
      <text:p text:style-name="P5">caneta.up()</text:p>
      <text:p text:style-name="P5">caneta.setheading(360)</text:p>
      <text:p text:style-name="P5">caneta.forward(60)</text:p>
      <text:p text:style-name="P5"/>
      <text:p text:style-name="P5">#Desenhar olho Direito</text:p>
      <text:p text:style-name="P5">caneta.down()</text:p>
      <text:p text:style-name="P5">caneta.circle(15)</text:p>
      <text:p text:style-name="P5"/>
      <text:p text:style-name="P5">#posicionar nariz</text:p>
      <text:p text:style-name="P5">caneta.up()</text:p>
      <text:p text:style-name="P5">caneta.setheading(180)</text:p>
      <text:p text:style-name="P5">caneta.forward(20)</text:p>
      <text:p text:style-name="P5">caneta.setheading(270)</text:p>
      <text:p text:style-name="P5">caneta.forward(30)</text:p>
      <text:p text:style-name="P5"/>
      <text:p text:style-name="P5">#desenhar Nariz</text:p>
      <text:p text:style-name="P5">caneta.down()</text:p>
      <text:p text:style-name="P5">caneta.setheading(120)</text:p>
      <text:p text:style-name="P5">caneta.forward(20)</text:p>
      <text:p text:style-name="P5">caneta.setheading(-120)</text:p>
      <text:p text:style-name="P5">caneta.forward(20)</text:p>
      <text:p text:style-name="P5">caneta.setheading(360)</text:p>
      <text:p text:style-name="P5">caneta.forward(20)</text:p>
      <text:p text:style-name="P5"/>
      <text:p text:style-name="P5">#posicionar boca</text:p>
      <text:p text:style-name="P5">caneta.up()</text:p>
      <text:p text:style-name="P5">caneta.setheading(180)</text:p>
      <text:p text:style-name="P5">caneta.forward(10)</text:p>
      <text:p text:style-name="P5">caneta.setheading(270)</text:p>
      <text:p text:style-name="P5">caneta.forward(20)</text:p>
      <text:p text:style-name="P5">caneta.setheading(180)</text:p>
      <text:p text:style-name="P5">caneta.forward(30)</text:p>
      <text:p text:style-name="P5">caneta.setheading(0)</text:p>
      <text:p text:style-name="P5"/>
      <text:p text:style-name="P5">#desenhar boca</text:p>
      <text:p text:style-name="P5">caneta.down()</text:p>
      <text:p text:style-name="P5">caneta.forward(60)</text:p>
      <text:p text:style-name="P5">caneta.setheading(270)</text:p>
      <text:p text:style-name="P5">caneta.forward(15)</text:p>
      <text:p text:style-name="P5">caneta.setheading(180)</text:p>
      <text:p text:style-name="P5">caneta.forward(60)</text:p>
      <text:p text:style-name="P5">caneta.setheading(90)</text:p>
      <text:p text:style-name="P5">caneta.forward(15)</text:p>
      <text:p text:style-name="P5"/>
      <text:p text:style-name="P5"/>
      <text:p text:style-name="P5"><text:soft-page-break/>#posicionar corpo</text:p>
      <text:p text:style-name="P5">caneta.up()</text:p>
      <text:p text:style-name="P5">caneta.setpos(posicao_inicial)</text:p>
      <text:p text:style-name="P5">caneta.setheading(270)</text:p>
      <text:p text:style-name="P5">caneta.forward(150)</text:p>
      <text:p text:style-name="P5">caneta.setheading(180)</text:p>
      <text:p text:style-name="P5"/>
      <text:p text:style-name="P5">#desenhar corpo</text:p>
      <text:p text:style-name="P5">caneta.down()</text:p>
      <text:p text:style-name="P5">caneta.forward(50)</text:p>
      <text:p text:style-name="P5">caneta.setheading(270)</text:p>
      <text:p text:style-name="P5">caneta.forward(300)</text:p>
      <text:p text:style-name="P5">caneta.setheading(0)</text:p>
      <text:p text:style-name="P5">caneta.forward(250)</text:p>
      <text:p text:style-name="P5">caneta.setheading(90)</text:p>
      <text:p text:style-name="P5">caneta.forward(300)</text:p>
      <text:p text:style-name="P5">caneta.setheading(180)</text:p>
      <text:p text:style-name="P5">caneta.forward(50)</text:p>
      <text:p text:style-name="P5"/>
      <text:p text:style-name="P5">#gravar posicao do corpo</text:p>
      <text:p text:style-name="P5">caneta.up()</text:p>
      <text:p text:style-name="P5">caneta.forward(200)</text:p>
      <text:p text:style-name="P5">posicao_corpo = caneta.pos()</text:p>
      <text:p text:style-name="P5"/>
      <text:p text:style-name="P5">#posicionar perna esquerda</text:p>
      <text:p text:style-name="P5">caneta.up()</text:p>
      <text:p text:style-name="P5">caneta.setheading(270)</text:p>
      <text:p text:style-name="P5">caneta.forward(300)</text:p>
      <text:p text:style-name="P5">caneta.setheading(0)</text:p>
      <text:p text:style-name="P5">caneta.forward(50)</text:p>
      <text:p text:style-name="P5"/>
      <text:p text:style-name="P5">#desenhar perna esquerda</text:p>
      <text:p text:style-name="P5">caneta.down()</text:p>
      <text:p text:style-name="P5">caneta.setheading(270)</text:p>
      <text:p text:style-name="P5">caneta.forward(200)</text:p>
      <text:p text:style-name="P5">caneta.setheading(0)</text:p>
      <text:p text:style-name="P5">caneta.forward(50)</text:p>
      <text:p text:style-name="P5">caneta.setheading(90)</text:p>
      <text:p text:style-name="P5">caneta.forward(200)</text:p>
      <text:p text:style-name="P5"/>
      <text:p text:style-name="P5">#posicionar perna direita</text:p>
      <text:p text:style-name="P5">caneta.up()</text:p>
      <text:p text:style-name="P5">caneta.setheading(0)</text:p>
      <text:p text:style-name="P5">caneta.forward(50)</text:p>
      <text:p text:style-name="P5"/>
      <text:p text:style-name="P5">#desenhar perna direita</text:p>
      <text:p text:style-name="P5">caneta.down()</text:p>
      <text:p text:style-name="P5">caneta.setheading(270)</text:p>
      <text:p text:style-name="P5">caneta.forward(200)</text:p>
      <text:p text:style-name="P5">caneta.setheading(0)</text:p>
      <text:p text:style-name="P5">caneta.forward(50)</text:p>
      <text:p text:style-name="P5">caneta.setheading(90)</text:p>
      <text:p text:style-name="P5"><text:soft-page-break/>caneta.forward(200)</text:p>
      <text:p text:style-name="P5"/>
      <text:p text:style-name="P5">#posicionar braço esquerdo</text:p>
      <text:p text:style-name="P5">caneta.up()</text:p>
      <text:p text:style-name="P5">caneta.setpos(posicao_corpo)</text:p>
      <text:p text:style-name="P5"/>
      <text:p text:style-name="P5">#desenhar braco esquerdo</text:p>
      <text:p text:style-name="P5">caneta.down()</text:p>
      <text:p text:style-name="P5">caneta.setheading(180)</text:p>
      <text:p text:style-name="P5">caneta.forward(200)</text:p>
      <text:p text:style-name="P5">caneta.setheading(270)</text:p>
      <text:p text:style-name="P5">caneta.forward(50)</text:p>
      <text:p text:style-name="P5">caneta.setheading(0)</text:p>
      <text:p text:style-name="P5">caneta.forward(200)</text:p>
      <text:p text:style-name="P5"/>
      <text:p text:style-name="P5">#posicionar braco direito</text:p>
      <text:p text:style-name="P5">caneta.up()</text:p>
      <text:p text:style-name="P5">caneta.setheading(90)</text:p>
      <text:p text:style-name="P5">caneta.forward(50)</text:p>
      <text:p text:style-name="P5">caneta.setheading(0)</text:p>
      <text:p text:style-name="P5">caneta.forward(250)</text:p>
      <text:p text:style-name="P5"/>
      <text:p text:style-name="P5">#desenhar braco direito</text:p>
      <text:p text:style-name="P5">caneta.down()</text:p>
      <text:p text:style-name="P5">caneta.forward(200)</text:p>
      <text:p text:style-name="P5">caneta.setheading(270)</text:p>
      <text:p text:style-name="P5">caneta.forward(50)</text:p>
      <text:p text:style-name="P5">caneta.setheading(180)</text:p>
      <text:p text:style-name="P5">caneta.forward(20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5T17:57:50.317462816</meta:creation-date>
    <dc:date>2020-03-15T18:08:06.587143658</dc:date>
    <meta:editing-duration>PT6S</meta:editing-duration>
    <meta:editing-cycles>1</meta:editing-cycles>
    <meta:document-statistic meta:table-count="0" meta:image-count="0" meta:object-count="0" meta:page-count="6" meta:paragraph-count="235" meta:word-count="391" meta:character-count="4723" meta:non-whitespace-character-count="4449"/>
    <meta:generator>LibreOffice/6.4.1.2$Linux_X86_64 LibreOffice_project/e1ad903d8acbc5f5b474f1d8ec3defef24b8c46b</meta:generator>
  </office:meta>
</office:document-meta>
</file>